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7" calcext:value-type="float">
            <text:p>27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3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6"/>
          <table:table-cell table:style-name="ce23" office:value-type="string" calcext:value-type="string">
            <text:p>Louis</text:p>
          </table:table-cell>
          <table:table-cell table:style-name="ce23" table:number-columns-repeated="8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62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62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62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7:11:44.242007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4-03T17:13:17.561203532</dc:date>
    <meta:editing-cycles>390</meta:editing-cycles>
    <meta:editing-duration>PT3H53M36S</meta:editing-duration>
    <meta:document-statistic meta:table-count="32" meta:cell-count="1741" meta:object-count="0"/>
  </office:meta>
</office:document-meta>
</file>